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17707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203770" officeooo:paragraph-rsid="00203770" style:font-weight-asian="bold" style:font-weight-complex="bold"/>
    </style:style>
    <style:style style:name="P3" style:family="paragraph" style:parent-style-name="Standard" style:master-page-name="">
      <style:paragraph-properties style:page-number="auto" fo:keep-with-next="always"/>
    </style:style>
    <style:style style:name="P4" style:family="paragraph" style:parent-style-name="Standard" style:master-page-name="">
      <style:paragraph-properties fo:keep-together="always" style:page-number="auto" fo:keep-with-next="always"/>
    </style:style>
    <style:style style:name="P5" style:family="paragraph" style:parent-style-name="Standard" style:list-style-name="L1">
      <style:text-properties officeooo:paragraph-rsid="001bbdbf"/>
    </style:style>
    <style:style style:name="P6" style:family="paragraph" style:parent-style-name="Standard" style:list-style-name="L1">
      <style:text-properties officeooo:rsid="001bbdbf" officeooo:paragraph-rsid="001bbdbf"/>
    </style:style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3">
      <style:text-properties officeooo:rsid="0021d41a" officeooo:paragraph-rsid="0021d41a"/>
    </style:style>
    <style:style style:name="P10" style:family="paragraph" style:parent-style-name="Standard" style:list-style-name="L6">
      <style:text-properties officeooo:rsid="0021d41a" officeooo:paragraph-rsid="0021d41a"/>
    </style:style>
    <style:style style:name="P11" style:family="paragraph" style:parent-style-name="Standard" style:list-style-name="L4"/>
    <style:style style:name="P12" style:family="paragraph" style:parent-style-name="Standard" style:list-style-name="L5"/>
    <style:style style:name="P13" style:family="paragraph" style:parent-style-name="Standard" style:list-style-name="L6"/>
    <style:style style:name="P14" style:family="paragraph" style:parent-style-name="Standard" style:list-style-name="L7"/>
    <style:style style:name="P15" style:family="paragraph" style:parent-style-name="Standard" style:list-style-name="L8"/>
    <style:style style:name="P16" style:family="paragraph" style:parent-style-name="Standard" style:list-style-name="L9"/>
    <style:style style:name="P17" style:family="paragraph" style:parent-style-name="Standard" style:list-style-name="L9">
      <style:text-properties officeooo:rsid="00253d15" officeooo:paragraph-rsid="00253d15"/>
    </style:style>
    <style:style style:name="P18" style:family="paragraph" style:parent-style-name="Standard" style:list-style-name="L10">
      <style:text-properties officeooo:paragraph-rsid="0017707d"/>
    </style:style>
    <style:style style:name="P19" style:family="paragraph" style:parent-style-name="Standard" style:list-style-name="L11"/>
    <style:style style:name="P20" style:family="paragraph" style:parent-style-name="Standard" style:list-style-name="L12"/>
    <style:style style:name="P21" style:family="paragraph" style:parent-style-name="Standard" style:list-style-name="L13"/>
    <style:style style:name="P22" style:family="paragraph" style:parent-style-name="Standard" style:list-style-name="L14"/>
    <style:style style:name="P23" style:family="paragraph" style:parent-style-name="Standard" style:list-style-name="L15">
      <style:text-properties officeooo:paragraph-rsid="00187b16"/>
    </style:style>
    <style:style style:name="P24" style:family="paragraph" style:parent-style-name="Standard" style:list-style-name="L16"/>
    <style:style style:name="P25" style:family="paragraph" style:parent-style-name="Standard" style:list-style-name="L17">
      <style:text-properties officeooo:paragraph-rsid="00187b16"/>
    </style:style>
    <style:style style:name="P26" style:family="paragraph" style:parent-style-name="Standard" style:list-style-name="L18"/>
    <style:style style:name="P27" style:family="paragraph" style:parent-style-name="Standard" style:list-style-name="L18">
      <style:text-properties officeooo:rsid="001db4ec" officeooo:paragraph-rsid="001db4ec"/>
    </style:style>
    <style:style style:name="P28" style:family="paragraph" style:parent-style-name="Standard" style:list-style-name="L19"/>
    <style:style style:name="P29" style:family="paragraph" style:parent-style-name="Standard" style:list-style-name="L20"/>
    <style:style style:name="P30" style:family="paragraph" style:parent-style-name="Standard" style:list-style-name="L21"/>
    <style:style style:name="P31" style:family="paragraph" style:parent-style-name="Standard" style:list-style-name="L22"/>
    <style:style style:name="P32" style:family="paragraph" style:parent-style-name="Standard" style:list-style-name="L23"/>
    <style:style style:name="P33" style:family="paragraph" style:parent-style-name="Standard" style:list-style-name="L24"/>
    <style:style style:name="P34" style:family="paragraph" style:parent-style-name="Standard" style:list-style-name="L8" style:master-page-name="">
      <style:paragraph-properties style:page-number="auto" fo:keep-with-next="always"/>
    </style:style>
    <style:style style:name="P35" style:family="paragraph" style:parent-style-name="Standard" style:list-style-name="L9" style:master-page-name="">
      <style:paragraph-properties style:page-number="auto" fo:keep-with-next="always"/>
    </style:style>
    <style:style style:name="P36" style:family="paragraph" style:parent-style-name="Standard" style:list-style-name="L15" style:master-page-name="">
      <style:paragraph-properties style:page-number="auto" fo:keep-with-next="always"/>
      <style:text-properties officeooo:paragraph-rsid="00187b16"/>
    </style:style>
    <style:style style:name="P37" style:family="paragraph" style:parent-style-name="Standard" style:list-style-name="L23" style:master-page-name="">
      <style:paragraph-properties fo:keep-together="always" style:page-number="auto" fo:keep-with-next="always"/>
    </style:style>
    <style:style style:name="P38" style:family="paragraph" style:parent-style-name="Standard" style:list-style-name="L15">
      <style:paragraph-properties fo:keep-with-next="always"/>
    </style:style>
    <style:style style:name="P39" style:family="paragraph" style:parent-style-name="Standard" style:list-style-name="L15">
      <style:paragraph-properties fo:keep-with-next="always"/>
      <style:text-properties officeooo:paragraph-rsid="00187b16"/>
    </style:style>
    <style:style style:name="P40" style:family="paragraph" style:parent-style-name="Standard" style:list-style-name="L17">
      <style:paragraph-properties fo:keep-with-next="always"/>
    </style:style>
    <style:style style:name="P41" style:family="paragraph" style:parent-style-name="Standard" style:list-style-name="L17">
      <style:paragraph-properties fo:keep-with-next="always"/>
      <style:text-properties officeooo:paragraph-rsid="00187b16"/>
    </style:style>
    <style:style style:name="P42" style:family="paragraph" style:parent-style-name="Standard" style:list-style-name="L23">
      <style:paragraph-properties fo:keep-together="always" fo:keep-with-next="always"/>
    </style:style>
    <style:style style:name="T1" style:family="text">
      <style:text-properties officeooo:rsid="0017707d"/>
    </style:style>
    <style:style style:name="T2" style:family="text">
      <style:text-properties officeooo:rsid="00187b16"/>
    </style:style>
    <style:style style:name="T3" style:family="text">
      <style:text-properties officeooo:rsid="001bbdbf"/>
    </style:style>
    <style:style style:name="T4" style:family="text">
      <style:text-properties officeooo:rsid="001db4ec"/>
    </style:style>
    <style:style style:name="T5" style:family="text">
      <style:text-properties officeooo:rsid="001e4c6b"/>
    </style:style>
    <style:style style:name="T6" style:family="text">
      <style:text-properties officeooo:rsid="0023ee74"/>
    </style:style>
    <style:style style:name="T7" style:family="text">
      <style:text-properties officeooo:rsid="002702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nal Study Topics</text:p>
      <text:p text:style-name="P2">CSC/CPE 203, Spring 2018</text:p>
      <text:p text:style-name="Standard"/>
      <text:p text:style-name="Standard"/>
      <text:p text:style-name="Standard">Objects</text:p>
      <text:list xml:id="list3815136949" text:style-name="L1">
        <text:list-item>
          <text:p text:style-name="P5">== vs. .equals()</text:p>
        </text:list-item>
        <text:list-item>
          <text:p text:style-name="P5">vs. primitive types</text:p>
          <text:list>
            <text:list-item>
              <text:p text:style-name="P6">and wrapper classes (java.lang.Integer, java.lang.Double, ...)</text:p>
            </text:list-item>
            <text:list-item>
              <text:p text:style-name="P6">autoboxing, auto-unboxing</text:p>
            </text:list-item>
          </text:list>
        </text:list-item>
      </text:list>
      <text:p text:style-name="Standard"/>
      <text:p text:style-name="Standard">fields (data members)</text:p>
      <text:list xml:id="list1202917444" text:style-name="L2">
        <text:list-item>
          <text:p text:style-name="P7">static</text:p>
        </text:list-item>
        <text:list-item>
          <text:p text:style-name="P7"><text:span text:style-name="T3">instance (</text:span>non-static<text:span text:style-name="T3">)</text:span></text:p>
        </text:list-item>
        <text:list-item>
          <text:p text:style-name="P7">final: <text:s/>Value can only be set once</text:p>
        </text:list-item>
      </text:list>
      <text:p text:style-name="Standard"/>
      <text:p text:style-name="Standard">Methods</text:p>
      <text:list xml:id="list1242151554" text:style-name="L3">
        <text:list-item>
          <text:p text:style-name="P8">abstract</text:p>
        </text:list-item>
        <text:list-item>
          <text:p text:style-name="P8">overriding</text:p>
          <text:list>
            <text:list-item>
              <text:p text:style-name="P9">Calling superclass version</text:p>
            </text:list-item>
          </text:list>
        </text:list-item>
        <text:list-item>
          <text:p text:style-name="P8">final: <text:s/>Cannot be overridden</text:p>
        </text:list-item>
      </text:list>
      <text:p text:style-name="Standard"/>
      <text:p text:style-name="Standard">Interfaces</text:p>
      <text:list xml:id="list638459652" text:style-name="L4">
        <text:list-item>
          <text:p text:style-name="P11">Introduce a type</text:p>
        </text:list-item>
        <text:list-item>
          <text:p text:style-name="P11">Cannot be directly instantiated</text:p>
        </text:list-item>
        <text:list-item>
          <text:p text:style-name="P11">Cannot define fields</text:p>
        </text:list-item>
        <text:list-item>
          <text:p text:style-name="P11">Usually shouldn't define method implementations</text:p>
          <text:list>
            <text:list-item>
              <text:p text:style-name="P11">(except for "default implementations", as seen in library code)</text:p>
            </text:list-item>
          </text:list>
        </text:list-item>
        <text:list-item>
          <text:p text:style-name="P11">A class may implement multiple interfaces</text:p>
        </text:list-item>
        <text:list-item>
          <text:p text:style-name="P11">An interface may extend another interface</text:p>
        </text:list-item>
      </text:list>
      <text:p text:style-name="Standard"/>
      <text:p text:style-name="Standard">Abstract classes</text:p>
      <text:list xml:id="list2980977217" text:style-name="L5">
        <text:list-item>
          <text:p text:style-name="P12">Introduce a type</text:p>
        </text:list-item>
        <text:list-item>
          <text:p text:style-name="P12">may contain abstract methods</text:p>
        </text:list-item>
        <text:list-item>
          <text:p text:style-name="P12">Cannot be directly instantiated</text:p>
        </text:list-item>
      </text:list>
      <text:p text:style-name="Standard"/>
      <text:p text:style-name="Standard">Concrete classes</text:p>
      <text:list xml:id="list1007997100" text:style-name="L6">
        <text:list-item>
          <text:p text:style-name="P13">Introduce a type</text:p>
        </text:list-item>
        <text:list-item>
          <text:p text:style-name="P13">Can be directly instantiated</text:p>
        </text:list-item>
        <text:list-item>
          <text:p text:style-name="P13">Can be subclassed</text:p>
        </text:list-item>
        <text:list-item>
          <text:p text:style-name="P10">constructor / calling superclass constructor</text:p>
        </text:list-item>
      </text:list>
      <text:p text:style-name="Standard"/>
      <text:p text:style-name="Standard">public / private / protected</text:p>
      <text:p text:style-name="Standard"/>
      <text:p text:style-name="Standard">final classes</text:p>
      <text:list xml:id="list1479982381" text:style-name="L7">
        <text:list-item>
          <text:p text:style-name="P14">Cannot be subclassed</text:p>
        </text:list-item>
      </text:list>
      <text:p text:style-name="Standard"/>
      <text:p text:style-name="P3"><text:soft-page-break/>Polymorphism</text:p>
      <text:list xml:id="list1262596385" text:style-name="L8">
        <text:list-item>
          <text:p text:style-name="P34"><text:span text:style-name="T7">Overloading methods (</text:span>Methods with the same names but different parameters , <text:span text:style-name="T5">aka </text:span>"Ad Hoc Polymorphism”)</text:p>
        </text:list-item>
        <text:list-item>
          <text:p text:style-name="P34">Normal ("Subtype Polymorphism")</text:p>
        </text:list-item>
        <text:list-item>
          <text:p text:style-name="P15">Generic ("Parametric Polymorphism")</text:p>
        </text:list-item>
      </text:list>
      <text:p text:style-name="Standard"/>
      <text:p text:style-name="P3">Type</text:p>
      <text:list xml:id="list2361990450" text:style-name="L9">
        <text:list-item>
          <text:p text:style-name="P35">Of a variable/field <text:span text:style-name="T6">(“lval”, static type)</text:span></text:p>
        </text:list-item>
        <text:list-item>
          <text:p text:style-name="P35">Of an expression <text:span text:style-name="T6">(“rval”, static type)</text:span></text:p>
        </text:list-item>
        <text:list-item>
          <text:p text:style-name="P35">Of an object ("dynamic type" or "runtime type")</text:p>
        </text:list-item>
        <text:list-item>
          <text:p text:style-name="P17">supertype</text:p>
        </text:list-item>
        <text:list-item>
          <text:p text:style-name="P17">subtype</text:p>
        </text:list-item>
        <text:list-item>
          <text:p text:style-name="P16">instanceof</text:p>
        </text:list-item>
        <text:list-item>
          <text:p text:style-name="P16">downcast</text:p>
        </text:list-item>
      </text:list>
      <text:p text:style-name="P1"/>
      <text:p text:style-name="P1">HashMap&lt;K, V&gt;</text:p>
      <text:list xml:id="list1931989451" text:style-name="L10">
        <text:list-item>
          <text:p text:style-name="P18">Using HashMap to have only one object for a given key</text:p>
          <text:list>
            <text:list-item>
              <text:p text:style-name="P18">(one "canonical" object)</text:p>
            </text:list-item>
          </text:list>
        </text:list-item>
      </text:list>
      <text:p text:style-name="P1"/>
      <text:p text:style-name="P1">equals/hash code</text:p>
      <text:list xml:id="list2330407059" text:style-name="L11">
        <text:list-item>
          <text:p text:style-name="P19">Mostly useful for objects that serve as map keys</text:p>
        </text:list-item>
        <text:list-item>
          <text:p text:style-name="P19">Rules for constructing: equals</text:p>
          <text:list>
            <text:list-item>
              <text:p text:style-name="P19">instanceof/downcast</text:p>
            </text:list-item>
            <text:list-item>
              <text:p text:style-name="P19">check if other is null</text:p>
            </text:list-item>
            <text:list-item>
              <text:p text:style-name="P19"><text:span text:style-name="T1">java.util.</text:span>Objects.equals()</text:p>
            </text:list-item>
            <text:list-item>
              <text:p text:style-name="P19">@Override</text:p>
            </text:list-item>
          </text:list>
        </text:list-item>
        <text:list-item>
          <text:p text:style-name="P19">Rules for constructing: <text:s/>hashCode()</text:p>
          <text:list>
            <text:list-item>
              <text:p text:style-name="P19">@Override</text:p>
            </text:list-item>
            <text:list-item>
              <text:p text:style-name="P19">Prime numbers</text:p>
            </text:list-item>
            <text:list-item>
              <text:p text:style-name="P19">Objects.hash()</text:p>
            </text:list-item>
          </text:list>
        </text:list-item>
      </text:list>
      <text:p text:style-name="Standard"/>
      <text:p text:style-name="Standard">Single Responsibility Principle</text:p>
      <text:list xml:id="list2773609958" text:style-name="L12">
        <text:list-item>
          <text:p text:style-name="P20">"only one reason to change"</text:p>
        </text:list-item>
        <text:list-item>
          <text:p text:style-name="P20">"High cohesion, low coupling"</text:p>
        </text:list-item>
        <text:list-item>
          <text:p text:style-name="P20">"Encapsulation"</text:p>
        </text:list-item>
      </text:list>
      <text:p text:style-name="Standard"/>
      <text:p text:style-name="Standard">Open/Closed Principle</text:p>
      <text:list xml:id="list3785298162" text:style-name="L13">
        <text:list-item>
          <text:p text:style-name="P21">Open for extension, closed for modification</text:p>
        </text:list-item>
      </text:list>
      <text:p text:style-name="Standard"/>
      <text:p text:style-name="Standard">Design by Contract</text:p>
      <text:list xml:id="list1321028259" text:style-name="L14">
        <text:list-item>
          <text:p text:style-name="P22">Preconditions, postconditions, invariants</text:p>
        </text:list-item>
      </text:list>
      <text:p text:style-name="Standard"/>
      <text:p text:style-name="P3"><text:soft-page-break/>Liskov Substitution Principle (LSP)</text:p>
      <text:list xml:id="list4104221966" text:style-name="L15">
        <text:list-item>
          <text:p text:style-name="P38">"Strong behavioral subtyping"</text:p>
        </text:list-item>
        <text:list-item>
          <text:p text:style-name="P38">"If S is a [Liskov-substitutable] subtype of T, then objects of type T may be replaced by objects of type S without altering any of the desirable properties of the program"</text:p>
          <text:list>
            <text:list-item>
              <text:p text:style-name="P36">i.e. the things you can do with objects of type S may not be a subset <text:span text:style-name="T2">of the things you can do with objects of type T</text:span></text:p>
            </text:list-item>
            <text:list-item>
              <text:p text:style-name="P39">Venn diagram</text:p>
            </text:list-item>
          </text:list>
        </text:list-item>
        <text:list-item>
          <text:p text:style-name="P23">A subtype may weaken the preconditions and strengthen the postconditions</text:p>
        </text:list-item>
      </text:list>
      <text:p text:style-name="Standard"/>
      <text:p text:style-name="Standard">Interface Segregation Principle</text:p>
      <text:list xml:id="list197918828" text:style-name="L16">
        <text:list-item>
          <text:p text:style-name="P24">"Clients should not be forced to depend on methods they do not use"</text:p>
        </text:list-item>
        <text:list-item>
          <text:p text:style-name="P24">Role Interfaces</text:p>
        </text:list-item>
      </text:list>
      <text:p text:style-name="Standard"/>
      <text:p text:style-name="P3">Dependency Inversion Principle</text:p>
      <text:list xml:id="list2168655115" text:style-name="L17">
        <text:list-item>
          <text:p text:style-name="P40">You code shouldn't depend on a concrete detail that you might want to change later</text:p>
        </text:list-item>
        <text:list-item>
          <text:p text:style-name="P41">ex: Graphy's graph generator means Graphy's drawing part doesn't depend on the coordinate system</text:p>
        </text:list-item>
        <text:list-item>
          <text:p text:style-name="P25">ex: <text:s/>Streams mean you don't depend on how the elements in a collection are visited. <text:s/>Since you don't, you can pick a library function that visits them in parallel.</text:p>
        </text:list-item>
      </text:list>
      <text:p text:style-name="Standard"/>
      <text:p text:style-name="Standard">Comparator&lt;T&gt;</text:p>
      <text:p text:style-name="Standard"/>
      <text:p text:style-name="Standard">UML diagrams</text:p>
      <text:list xml:id="list1087438215" text:style-name="L18">
        <text:list-item>
          <text:p text:style-name="P26">Indicating a subtype</text:p>
        </text:list-item>
        <text:list-item>
          <text:p text:style-name="P26">inheriting a class <text:span text:style-name="T4">(is-a)</text:span></text:p>
        </text:list-item>
        <text:list-item>
          <text:p text:style-name="P26">implementing an interface <text:span text:style-name="T4">(is-a)</text:span></text:p>
        </text:list-item>
        <text:list-item>
          <text:p text:style-name="P26">fields</text:p>
        </text:list-item>
        <text:list-item>
          <text:p text:style-name="P26">methods</text:p>
        </text:list-item>
        <text:list-item>
          <text:p text:style-name="P26">aggregation <text:span text:style-name="T4">(has-a)</text:span></text:p>
        </text:list-item>
        <text:list-item>
          <text:p text:style-name="P27">other relationships (indicated with a line and, optionally, a label)</text:p>
        </text:list-item>
      </text:list>
      <text:p text:style-name="Standard"/>
      <text:p text:style-name="Standard">Reflection APIs: <text:s/>Just say "no"</text:p>
      <text:p text:style-name="Standard"/>
      <text:p text:style-name="Standard">Design Patterns</text:p>
      <text:list xml:id="list239105678" text:style-name="L19">
        <text:list-item>
          <text:p text:style-name="P28">Strategy</text:p>
          <text:list>
            <text:list-item>
              <text:p text:style-name="P28">e.g. PathingAlgorithm</text:p>
            </text:list-item>
          </text:list>
        </text:list-item>
        <text:list-item>
          <text:p text:style-name="P28">Template Method</text:p>
          <text:list>
            <text:list-item>
              <text:p text:style-name="P28">Don't be afraid to introduce new abstract protected methods!</text:p>
            </text:list-item>
            <text:list-item>
              <text:p text:style-name="P28">e.g. "occupantBlocks()" in OreBlob vs. Miner</text:p>
            </text:list-item>
          </text:list>
        </text:list-item>
        <text:list-item>
          <text:p text:style-name="P28">Visitor</text:p>
          <text:list>
            <text:list-item>
              <text:p text:style-name="P28">e.g. Graphy: <text:s/>Painting shapes, printing shapes, Android vs. Desktop Java</text:p>
            </text:list-item>
          </text:list>
        </text:list-item>
      </text:list>
      <text:p text:style-name="Standard"/>
      <text:p text:style-name="Standard">Exceptions</text:p>
      <text:list xml:id="list2409017411" text:style-name="L20">
        <text:list-item>
          <text:p text:style-name="P29">Generating an exception</text:p>
        </text:list-item>
        <text:list-item>
          <text:p text:style-name="P29">Stack backtrace</text:p>
        </text:list-item>
      </text:list>
      <text:p text:style-name="Standard"/>
      <text:p text:style-name="Standard"><text:soft-page-break/>Functional interfaces</text:p>
      <text:list xml:id="list1074274772" text:style-name="L21">
        <text:list-item>
          <text:p text:style-name="P30">Lambdas</text:p>
        </text:list-item>
      </text:list>
      <text:p text:style-name="Standard"/>
      <text:p text:style-name="Standard">Generics</text:p>
      <text:list xml:id="list1201269117" text:style-name="L22">
        <text:list-item>
          <text:p text:style-name="P31">Generic classes</text:p>
        </text:list-item>
        <text:list-item>
          <text:p text:style-name="P31">Generic methods</text:p>
        </text:list-item>
        <text:list-item>
          <text:p text:style-name="P31"><text:span text:style-name="T2">Wildcards (?, ? extends T, ? super T), </text:span>PECS</text:p>
        </text:list-item>
      </text:list>
      <text:p text:style-name="Standard"/>
      <text:p text:style-name="P4">LSP and Generics:</text:p>
      <text:list xml:id="list3360318261" text:style-name="L23">
        <text:list-item>
          <text:p text:style-name="P42">Is Square a LSP subtype of Rectangle?</text:p>
          <text:list>
            <text:list-item>
              <text:p text:style-name="P42">Can you create a Java Square class that is a subclass of a Java Rectangle class</text:p>
            </text:list-item>
            <text:list-item>
              <text:p text:style-name="P42">Can you assign an object of type Square to a variable of type Rectangle?</text:p>
            </text:list-item>
          </text:list>
        </text:list-item>
        <text:list-item>
          <text:p text:style-name="P42">Is Miner a LSP subtype of Entity?</text:p>
        </text:list-item>
        <text:list-item>
          <text:p text:style-name="P37">Is List&lt;Miner&gt; a LSP subtype of List&lt;Entity&gt;?</text:p>
          <text:list>
            <text:list-item>
              <text:p text:style-name="P42">Can you assign an object of type List&lt;Miner&gt; to a variable of type List&lt;Entity&gt;?</text:p>
            </text:list-item>
            <text:list-item>
              <text:p text:style-name="P42">Can you assign an object of type List&lt;Entity&gt; to a variable of type List&lt;Miner&gt;?</text:p>
            </text:list-item>
          </text:list>
        </text:list-item>
        <text:list-item>
          <text:p text:style-name="P42">List&lt;? extends Entity&gt;:</text:p>
          <text:list>
            <text:list-item>
              <text:p text:style-name="P42">Can you say "Entity e = list.get(0)"?</text:p>
            </text:list-item>
            <text:list-item>
              <text:p text:style-name="P42">Can you say "list.put(e)"?</text:p>
            </text:list-item>
          </text:list>
        </text:list-item>
        <text:list-item>
          <text:p text:style-name="P42">List&lt;? super Entity&gt;</text:p>
          <text:list>
            <text:list-item>
              <text:p text:style-name="P42">Can you say "Entity e = list.get(0)"?</text:p>
            </text:list-item>
            <text:list-item>
              <text:p text:style-name="P32">Can you say "list.put(e)"?</text:p>
            </text:list-item>
          </text:list>
        </text:list-item>
      </text:list>
      <text:p text:style-name="Standard"/>
      <text:p text:style-name="Standard">Map/Reduce and Streams</text:p>
      <text:list xml:id="list3444863315" text:style-name="L24">
        <text:list-item>
          <text:p text:style-name="P33">List.stream(), List.parallelStream()</text:p>
        </text:list-item>
        <text:list-item>
          <text:p text:style-name="P33">Stream.filter()</text:p>
        </text:list-item>
        <text:list-item>
          <text:p text:style-name="P33">Stream.map()</text:p>
        </text:list-item>
        <text:list-item>
          <text:p text:style-name="P33">Stream.collect()</text:p>
        </text:list-item>
        <text:list-item>
          <text:p text:style-name="P33">Collectors.toList()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6T17:09:02.623772010</dc:date>
    <meta:editing-duration>PT3H54M3S</meta:editing-duration>
    <meta:editing-cycles>13</meta:editing-cycles>
    <meta:generator>LibreOffice/6.0.3.2$MacOSX_X86_64 LibreOffice_project/8f48d515416608e3a835360314dac7e47fd0b821</meta:generator>
    <meta:document-statistic meta:table-count="0" meta:image-count="0" meta:object-count="0" meta:page-count="4" meta:paragraph-count="130" meta:word-count="708" meta:character-count="4160" meta:non-whitespace-character-count="3676"/>
  </office:meta>
</office:document-meta>
</file>